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A300000165ABE820B3039C166B.png" manifest:media-type="image/png"/>
  <manifest:file-entry manifest:full-path="Pictures/100000010000013E000000E2B6D9F5F1FA265F9C.png" manifest:media-type="image/png"/>
  <manifest:file-entry manifest:full-path="Pictures/10000001000001B9000001211EA46D21DE30509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4.35cm" fo:min-width="18.484cm" draw:shadow="hidden"/>
    </style:style>
    <style:style style:name="gr2" style:family="graphic" style:parent-style-name="Objekt_20_uden_20_fyld_20_og_20_uden_20_linjer">
      <style:graphic-properties draw:stroke="none" draw:fill="none" draw:textarea-horizontal-align="center" draw:textarea-vertical-align="bottom" fo:padding-bottom="-0.7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kt_20_uden_20_fyld_20_og_20_uden_20_linjer">
      <style:graphic-properties draw:stroke="none" draw:fill="none" draw:textarea-horizontal-align="center" draw:textarea-vertical-align="bottom" fo:padding-bottom="-1.2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withoutfill">
      <style:graphic-properties draw:marker-start="Arrow_20_short" draw:marker-start-width="0.3cm" draw:marker-end="Arrow_20_short" draw:marker-end-width="0.3cm" draw:fill="solid" draw:textarea-vertical-align="middle"/>
    </style:style>
    <style:style style:name="gr5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kt_20_uden_20_fyld_20_og_20_uden_20_linjer">
      <style:graphic-properties draw:stroke="none" draw:fill="none" draw:textarea-horizontal-align="center" draw:textarea-vertical-align="bottom" fo:padding-bottom="-1.4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479cm"/>
      <style:paragraph-properties style:writing-mode="lr-tb"/>
    </style:style>
    <style:style style:name="gr8" style:family="graphic" style:parent-style-name="Objekt_20_uden_20_fyld_20_og_20_uden_20_linjer">
      <style:graphic-properties draw:stroke="none" draw:fill="none" draw:opacity="50%" draw:textarea-horizontal-align="center" draw:textarea-vertical-align="bottom" fo:padding-bottom="-1.4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1.383cm" fo:min-width="4.646cm" draw:shadow-opacity="50%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3cm" fo:min-width="0.322cm"/>
    </style:style>
    <style:style style:name="gr11" style:family="graphic" style:parent-style-name="standard">
      <style:graphic-properties draw:stroke="none" svg:stroke-color="#000000" draw:fill="none" draw:fill-color="#ffffff" fo:min-height="0.475cm" draw:shadow="hidden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opacity="50%" draw:textarea-horizontal-align="left" draw:auto-grow-height="true" draw:auto-grow-width="false" fo:min-height="0.789cm" fo:min-width="4.646cm" draw:shadow-opacity="50%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7cm" fo:min-width="2.466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74cm" fo:min-width="2.57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.156cm" fo:min-width="2.3cm"/>
      <style:paragraph-properties style:writing-mode="lr-tb"/>
    </style:style>
    <style:style style:name="P1" style:family="paragraph">
      <loext:graphic-properties draw:fill-color="#b4c7dc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  <style:text-properties fo:font-size="9.89999961853027pt"/>
    </style:style>
    <style:style style:name="P4" style:family="paragraph">
      <loext:graphic-properties draw:fill="solid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 style:writing-mode="lr-tb"/>
      <style:text-properties fo:font-size="10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/>
    </style:style>
    <style:style style:name="P8" style:family="paragraph">
      <loext:graphic-properties draw:fill="none" draw:opacity="50%"/>
      <style:paragraph-properties fo:text-align="center" style:writing-mode="lr-tb"/>
      <style:text-properties fo:font-size="10pt"/>
    </style:style>
    <style:style style:name="P9" style:family="paragraph">
      <loext:graphic-properties draw:fill="none" draw:fill-color="#ffffff" draw:opacity="50%"/>
      <style:paragraph-properties style:writing-mode="lr-tb"/>
      <style:text-properties fo:font-size="10pt"/>
    </style:style>
    <style:style style:name="P10" style:family="paragraph">
      <loext:graphic-properties draw:fill="none" draw:fill-color="#ffffff"/>
      <style:text-properties fo:font-size="1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9.89999961853027pt"/>
    </style:style>
    <style:style style:name="T1" style:family="text">
      <style:text-properties fo:font-size="9.89999961853027pt"/>
    </style:style>
    <style:style style:name="T2" style:family="text">
      <style:text-properties fo:font-size="10pt"/>
    </style:style>
    <style:style style:name="T3" style:family="text">
      <style:text-properties fo:font-size="9.89999961853027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size="9.89999961853027pt" fo:font-style="italic" style:font-size-asian="10pt" style:font-style-asian="italic" style:font-size-complex="10pt" style:font-style-complex="italic"/>
    </style:style>
    <style:style style:name="T7" style:family="text">
      <style:text-properties fo:font-size="9.89999961853027pt" fo:language="en" fo:country="US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18.984cm" svg:height="14.6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xml:id="id1" draw:id="id1" draw:layer="layout" svg:width="3.917cm" svg:height="2.567cm" svg:x="2.914cm" svg:y="18.133cm">
          <draw:image xlink:href="Pictures/10000001000001B9000001211EA46D21DE305094.png" xlink:type="simple" xlink:show="embed" xlink:actuate="onLoad" draw:mime-type="image/png">
            <text:p text:style-name="P2"><text:span text:style-name="T1">Your computer</text:span></text:p>
          </draw:image>
        </draw:frame>
        <draw:frame draw:style-name="gr3" draw:text-style-name="P3" xml:id="id4" draw:id="id4" draw:layer="layout" svg:width="2.066cm" svg:height="1.467cm" svg:x="9.484cm" svg:y="16.736cm">
          <draw:image xlink:href="Pictures/100000010000013E000000E2B6D9F5F1FA265F9C.png" xlink:type="simple" xlink:show="embed" xlink:actuate="onLoad" draw:mime-type="image/png">
            <text:p text:style-name="P2"><text:span text:style-name="T1">User directory on</text:span></text:p>
            <text:p text:style-name="P2"><text:span text:style-name="T1">CephFS network drive</text:span></text:p>
          </draw:image>
        </draw:frame>
        <draw:connector draw:style-name="gr4" draw:text-style-name="P4" draw:layer="layout" draw:type="line" svg:x1="4.872cm" svg:y1="18.133cm" svg:x2="2.641cm" svg:y2="16.857cm" draw:start-shape="id1" draw:start-glue-point="0" draw:end-shape="id2" svg:d="M4872 18133l-2231-1276" svg:viewBox="0 0 2232 1277">
          <text:p/>
        </draw:connector>
        <draw:frame draw:style-name="gr5" draw:text-style-name="P3" xml:id="id2" draw:id="id2" draw:layer="layout" svg:width="1.641cm" svg:height="3.594cm" svg:x="1.821cm" svg:y="13.263cm">
          <draw:image xlink:href="Pictures/10000001000000A300000165ABE820B3039C166B.png" xlink:type="simple" xlink:show="embed" xlink:actuate="onLoad" draw:mime-type="image/png">
            <text:p text:style-name="P2"><text:span text:style-name="T1">Front-end node</text:span></text:p>
            <text:p text:style-name="P2"><text:span text:style-name="T1">ai-fe02</text:span></text:p>
          </draw:image>
        </draw:frame>
        <draw:g>
          <draw:g>
            <draw:frame draw:style-name="gr6" draw:text-style-name="P5" draw:layer="layout" svg:width="1.641cm" svg:height="3.594cm" svg:x="6.028cm" svg:y="2.33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41cm" svg:height="3.594cm" svg:x="6.778cm" svg:y="2.74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3.25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7" draw:text-style-name="P7" draw:layer="layout" svg:width="2.979cm" svg:height="1.167cm" svg:x="6.111cm" svg:y="6.923cm">
            <draw:text-box>
              <text:p text:style-name="P6"><text:span text:style-name="T2">Compute nodes</text:span></text:p>
              <text:p text:style-name="P6"><text:span text:style-name="T2">a256-t4-[01-03]</text:span></text:p>
            </draw:text-box>
          </draw:frame>
        </draw:g>
        <draw:g>
          <draw:g>
            <draw:frame draw:style-name="gr8" draw:text-style-name="P8" draw:layer="layout" svg:width="1.641cm" svg:height="3.594cm" svg:x="9.986cm" svg:y="1.3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1cm" svg:height="3.594cm" svg:x="10.736cm" svg:y="1.7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1.477cm" svg:y="2.28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2.22cm" svg:y="2.788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2.975cm" svg:y="3.269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9" draw:text-style-name="P9" draw:layer="layout" svg:width="3.525cm" svg:height="1.633cm" svg:x="10.538cm" svg:y="6.992cm">
            <draw:text-box>
              <text:p><text:span text:style-name="T2">Compute nodes</text:span></text:p>
              <text:p><text:span text:style-name="T2">i256-a10-[06-10]</text:span></text:p>
            </draw:text-box>
          </draw:frame>
        </draw:g>
        <draw:frame draw:style-name="gr10" draw:text-style-name="P10" draw:layer="layout" svg:width="0.822cm" svg:height="1.333cm" svg:x="7.189cm" svg:y="3.77cm">
          <draw:text-box>
            <text:p/>
          </draw:text-box>
        </draw:frame>
        <draw:frame draw:style-name="gr10" draw:text-style-name="P10" draw:layer="layout" svg:width="0.822cm" svg:height="1.333cm" svg:x="7.189cm" svg:y="2.537cm">
          <draw:text-box>
            <text:p/>
          </draw:text-box>
        </draw:frame>
        <draw:frame draw:style-name="gr11" draw:text-style-name="P12" draw:layer="layout" svg:width="4.524cm" svg:height="0.725cm" svg:x="1.201cm" svg:y="1.202cm">
          <draw:text-box>
            <text:p text:style-name="P11"><text:span text:style-name="T3">AI Cloud</text:span></text:p>
          </draw:text-box>
        </draw:frame>
        <draw:connector draw:style-name="gr4" draw:text-style-name="P4" draw:layer="layout" draw:type="line" svg:x1="10.492cm" svg:y1="15.6cm" svg:x2="10.517cm" svg:y2="16.736cm" draw:start-shape="id3" draw:start-glue-point="2" draw:end-shape="id4" draw:end-glue-point="0" svg:d="M10492 15600l25 1136" svg:viewBox="0 0 26 1137">
          <text:p/>
        </draw:connector>
        <draw:g>
          <draw:g>
            <draw:frame draw:style-name="gr8" draw:text-style-name="P8" draw:layer="layout" svg:width="1.641cm" svg:height="3.594cm" svg:x="15.461cm" svg:y="1.807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3cm" svg:height="3.594cm" svg:x="16.202cm" svg:y="2.311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5cm" svg:x="16.945cm" svg:y="2.815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8" draw:text-style-name="P8" draw:layer="layout" svg:width="1.64cm" svg:height="3.593cm" svg:x="17.7cm" svg:y="3.29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2" draw:text-style-name="P9" draw:layer="layout" svg:width="3.246cm" svg:height="1.039cm" svg:x="15.777cm" svg:y="6.992cm">
            <draw:text-box>
              <text:p><text:span text:style-name="T2">Compute nodes</text:span></text:p>
              <text:p><text:span text:style-name="T2">a256-a40-[04-07]</text:span></text:p>
            </draw:text-box>
          </draw:frame>
        </draw:g>
        <draw:g>
          <draw:g>
            <draw:frame draw:style-name="gr6" draw:text-style-name="P5" draw:layer="layout" svg:width="1.641cm" svg:height="3.594cm" svg:x="6.028cm" svg:y="8.932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41cm" svg:height="3.594cm" svg:x="6.778cm" svg:y="9.343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7.533cm" svg:y="9.86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3" draw:text-style-name="P7" draw:layer="layout" svg:width="2.966cm" svg:height="1.167cm" svg:x="6.117cm" svg:y="13.524cm">
            <draw:text-box>
              <text:p text:style-name="P6"><text:span text:style-name="T1">Compute nodes</text:span></text:p>
              <text:p text:style-name="P6"><text:span text:style-name="T1">nv-ai-[01-03]</text:span></text:p>
            </draw:text-box>
          </draw:frame>
        </draw:g>
        <draw:g>
          <draw:g>
            <draw:frame draw:style-name="gr6" draw:text-style-name="P5" draw:layer="layout" svg:width="1.641cm" svg:height="3.594cm" svg:x="11.103cm" svg:y="9.344cm">
              <draw:image xlink:href="Pictures/10000001000000A300000165ABE820B3039C166B.png" xlink:type="simple" xlink:show="embed" xlink:actuate="onLoad" draw:mime-type="image/png">
                <text:p/>
              </draw:image>
            </draw:frame>
            <draw:frame draw:style-name="gr6" draw:text-style-name="P5" draw:layer="layout" svg:width="1.639cm" svg:height="3.595cm" svg:x="11.858cm" svg:y="9.861cm">
              <draw:image xlink:href="Pictures/10000001000000A300000165ABE820B3039C166B.png" xlink:type="simple" xlink:show="embed" xlink:actuate="onLoad" draw:mime-type="image/png">
                <text:p/>
              </draw:image>
            </draw:frame>
          </draw:g>
          <draw:frame draw:style-name="gr14" draw:text-style-name="P7" draw:layer="layout" svg:width="3.076cm" svg:height="1.424cm" svg:x="10.762cm" svg:y="13.525cm">
            <draw:text-box>
              <text:p text:style-name="P6"><text:span text:style-name="T1">Compute nodes</text:span><text:span text:style-name="T1"><text:line-break/></text:span><text:span text:style-name="T4">i256-a40-[01-02]</text:span></text:p>
              <text:p text:style-name="P6"><text:span text:style-name="T5">(limited access)</text:span></text:p>
            </draw:text-box>
          </draw:frame>
        </draw:g>
        <draw:g>
          <draw:frame draw:style-name="gr6" draw:text-style-name="P5" draw:layer="layout" svg:width="1.639cm" svg:height="3.595cm" svg:x="16.238cm" svg:y="9.862cm">
            <draw:image xlink:href="Pictures/10000001000000A300000165ABE820B3039C166B.png" xlink:type="simple" xlink:show="embed" xlink:actuate="onLoad" draw:mime-type="image/png">
              <text:p/>
            </draw:image>
          </draw:frame>
          <draw:frame draw:style-name="gr15" draw:text-style-name="P7" draw:layer="layout" svg:width="2.915cm" svg:height="1.406cm" svg:x="15.6cm" svg:y="13.526cm">
            <draw:text-box>
              <text:p text:style-name="P6"><text:span text:style-name="T6">Compute node</text:span></text:p>
              <text:p text:style-name="P6"><text:span text:style-name="T6">nv-ai-04</text:span></text:p>
              <text:p text:style-name="P6"><text:span text:style-name="T7">(limited access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homas Arildsen</meta:initial-creator>
    <meta:creation-date>2023-02-08T13:41:49.518776740</meta:creation-date>
    <dc:date>2023-02-13T13:55:32.140490842</dc:date>
    <dc:creator>Thomas Arildsen</dc:creator>
    <meta:editing-duration>PT9M1S</meta:editing-duration>
    <meta:editing-cycles>3</meta:editing-cycles>
    <meta:generator>LibreOffice/7.3.7.2$Linux_X86_64 LibreOffice_project/30$Build-2</meta:generator>
    <meta:document-statistic meta:object-count="44"/>
  </office:meta>
</office:document-meta>
</file>